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48in"/>
    </style:style>
    <style:style style:name="co2" style:family="table-column">
      <style:table-column-properties fo:break-before="auto" style:column-width="0.3799in"/>
    </style:style>
    <style:style style:name="co3" style:family="table-column">
      <style:table-column-properties fo:break-before="auto" style:column-width="0.6118in"/>
    </style:style>
    <style:style style:name="co4" style:family="table-column">
      <style:table-column-properties fo:break-before="auto" style:column-width="0.4839in"/>
    </style:style>
    <style:style style:name="co5" style:family="table-column">
      <style:table-column-properties fo:break-before="auto" style:column-width="0.3193in"/>
    </style:style>
    <style:style style:name="co6" style:family="table-column">
      <style:table-column-properties fo:break-before="auto" style:column-width="0.5063in"/>
    </style:style>
    <style:style style:name="co7" style:family="table-column">
      <style:table-column-properties fo:break-before="auto" style:column-width="0.4516in"/>
    </style:style>
    <style:style style:name="co8" style:family="table-column">
      <style:table-column-properties fo:break-before="auto" style:column-width="0.869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ta1" style:family="table" style:master-page-name="PageStyle_5f_fréquentation_20__28_A_29__20_détail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0.028in"/>
    </style:style>
    <style:style style:name="ce2" style:family="table-cell" style:parent-style-name="Default">
      <style:table-cell-properties fo:border-bottom="0.74pt solid #3c3c3c" fo:background-color="#c0c0c0" style:diagonal-bl-tr="none" style:diagonal-tl-br="none" fo:border-left="1.76pt solid #3c3c3c" fo:padding="0.028in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0.028in" fo:border-right="0.74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padding="0.028in"/>
      <style:text-properties fo:color="#ffffff"/>
    </style:style>
    <style:style style:name="ce28" style:family="table-cell" style:parent-style-name="Default">
      <style:table-cell-properties fo:padding="0.028in"/>
      <style:text-properties fo:color="#ffffff" style:text-outline="false" style:text-line-through-style="none" style:text-line-through-typ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0.028in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21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36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028in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137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gr1" style:family="graphic">
      <style:graphic-properties fo:border="none"/>
      <style:paragraph-properties fo:text-align="center"/>
      <style:text-properties style:text-line-through-style="none" style:text-line-through-type="none" fo:font-family="Arial" style:font-style-name="Regular" style:font-family-generic="swiss" fo:font-size="14pt" fo:font-style="normal" style:text-underline-style="solid" style:text-underline-width="auto" fo:font-weight="bold"/>
    </style:style>
    <style:style style:name="gr2" style:family="graphic">
      <style:graphic-properties draw:textarea-horizontal-align="justify" draw:textarea-vertical-align="middle" fo:padding-top="0.022in" fo:padding-bottom="0.022in" fo:padding-left="0.022in" fo:padding-right="0.022in" draw:ole-draw-aspect="1"/>
      <style:paragraph-properties fo:text-align="center"/>
    </style:style>
    <style:style style:name="P1" style:family="paragraph">
      <style:paragraph-properties fo:text-align="center"/>
      <style:text-properties style:text-line-through-style="none" style:text-line-through-type="none" fo:font-family="Arial" style:font-style-name="Regular" style:font-family-generic="swiss" fo:font-size="14pt" fo:font-style="normal" style:text-underline-style="solid" style:text-underline-width="auto" fo:font-weight="bold"/>
    </style:style>
    <style:style style:name="P2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équentation (A) détai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Text Box 1" form:control-implementation="ooo:com.sun.star.form.component.TextField" xml:id="control1" form:id="control1" form:input-required="false" form:convert-empty-to-null="true" form:linked-cell="'fréquentation (A) détail'.A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1" draw:style-name="gr1" draw:text-style-name="P1" svg:width="8.8295in" svg:height="0.2232in" svg:x="0.926in" svg:y="0.6732in" draw:control="control1"/>
        </table:shapes>
        <table:table-column table:style-name="co1" table:default-cell-style-name="ce1"/>
        <table:table-column table:style-name="co2" table:number-columns-repeated="24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222" table:default-cell-style-name="ce1"/>
        <table:table-column table:style-name="co8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fréquentation (A) détail'.AH35" table:end-x="0.5in" table:end-y="0.0992in" draw:z-index="0" draw:name="Chart 1" draw:style-name="gr2" draw:text-style-name="P2" svg:width="13.6638in" svg:height="7.3409in" svg:x="0in" svg:y="0in">
              <draw:object draw:notify-on-update-of-ranges="'fréquentation (A) détail'.B37:'fréquentation (A) détail'.Y37 'fréquentation (A) détail'.A38:'fréquentation (A) détail'.A38 'fréquentation (A) détail'.B38:'fréquentation (A) détail'.Y38 'fréquentation (A) détail'.A39:'fréquentation (A) détail'.A39 'fréquentation (A) détail'.B39:'fréquentation (A) détail'.Y39 'fréquentation (A) détail'.A40:'fréquentation (A) détail'.A40 'fréquentation (A) détail'.B40:'fréquentation (A) détail'.Y40 'fréquentation (A) détail'.A41:'fréquentation (A) détail'.A41 'fréquentation (A) détail'.B41:'fréquentation (A) détail'.Y41 'fréquentation (A) détail'.A42:'fréquentation (A) détail'.A42 'fréquentation (A) détail'.B42:'fréquentation (A) détail'.Y4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3">
          <table:table-cell table:number-columns-repeated="1024"/>
        </table:table-row>
        <table:table-row table:style-name="ro1">
          <table:table-cell table:style-name="ce2"/>
          <table:table-cell table:style-name="ce8" table:number-columns-repeated="24"/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Part</text:p>
          </table:table-cell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3" office:value-type="string" calcext:value-type="string">
            <text:p>Temps</text:p>
          </table:table-cell>
          <table:table-cell table:style-name="ce9" office:value-type="string" calcext:value-type="string">
            <text:p>01:00</text:p>
          </table:table-cell>
          <table:table-cell table:style-name="ce9" office:value-type="string" calcext:value-type="string">
            <text:p>02:00</text:p>
          </table:table-cell>
          <table:table-cell table:style-name="ce9" office:value-type="string" calcext:value-type="string">
            <text:p>03:00</text:p>
          </table:table-cell>
          <table:table-cell table:style-name="ce9" office:value-type="string" calcext:value-type="string">
            <text:p>04:00</text:p>
          </table:table-cell>
          <table:table-cell table:style-name="ce9" office:value-type="string" calcext:value-type="string">
            <text:p>05:00</text:p>
          </table:table-cell>
          <table:table-cell table:style-name="ce9" office:value-type="string" calcext:value-type="string">
            <text:p>06:00</text:p>
          </table:table-cell>
          <table:table-cell table:style-name="ce9" office:value-type="string" calcext:value-type="string">
            <text:p>07:00</text:p>
          </table:table-cell>
          <table:table-cell table:style-name="ce9" office:value-type="string" calcext:value-type="string">
            <text:p>08:00</text:p>
          </table:table-cell>
          <table:table-cell table:style-name="ce9" office:value-type="string" calcext:value-type="string">
            <text:p>09:00</text:p>
          </table:table-cell>
          <table:table-cell table:style-name="ce9" office:value-type="string" calcext:value-type="string">
            <text:p>10:00</text:p>
          </table:table-cell>
          <table:table-cell table:style-name="ce9" office:value-type="string" calcext:value-type="string">
            <text:p>11:00</text:p>
          </table:table-cell>
          <table:table-cell table:style-name="ce9" office:value-type="string" calcext:value-type="string">
            <text:p>12:00</text:p>
          </table:table-cell>
          <table:table-cell table:style-name="ce9" office:value-type="string" calcext:value-type="string">
            <text:p>13:00</text:p>
          </table:table-cell>
          <table:table-cell table:style-name="ce9" office:value-type="string" calcext:value-type="string">
            <text:p>14:00</text:p>
          </table:table-cell>
          <table:table-cell table:style-name="ce9" office:value-type="string" calcext:value-type="string">
            <text:p>15:00</text:p>
          </table:table-cell>
          <table:table-cell table:style-name="ce9" office:value-type="string" calcext:value-type="string">
            <text:p>16:00</text:p>
          </table:table-cell>
          <table:table-cell table:style-name="ce9" office:value-type="string" calcext:value-type="string">
            <text:p>17:00</text:p>
          </table:table-cell>
          <table:table-cell table:style-name="ce9" office:value-type="string" calcext:value-type="string">
            <text:p>18:00</text:p>
          </table:table-cell>
          <table:table-cell table:style-name="ce9" office:value-type="string" calcext:value-type="string">
            <text:p>19:00</text:p>
          </table:table-cell>
          <table:table-cell table:style-name="ce9" office:value-type="string" calcext:value-type="string">
            <text:p>20:00</text:p>
          </table:table-cell>
          <table:table-cell table:style-name="ce9" office:value-type="string" calcext:value-type="string">
            <text:p>21:00</text:p>
          </table:table-cell>
          <table:table-cell table:style-name="ce9" office:value-type="string" calcext:value-type="string">
            <text:p>22:00</text:p>
          </table:table-cell>
          <table:table-cell table:style-name="ce9" office:value-type="string" calcext:value-type="string">
            <text:p>23:00</text:p>
          </table:table-cell>
          <table:table-cell table:style-name="ce9" office:value-type="string" calcext:value-type="string">
            <text:p>24:00</text:p>
          </table:table-cell>
          <table:table-cell table:style-name="ce19"/>
          <table:table-cell table:style-name="ce23" office:value-type="string" calcext:value-type="string">
            <text:p>Clients</text:p>
          </table:table-cell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4"/>
          <table:table-cell table:number-columns-repeated="24" table:style-name="ce31" office:value-type="float" office:value="0" calcext:value-type="float">
            <text:p>0</text:p>
          </table:table-cell>
          <table:table-cell table:style-name="ce20" table:formula="of:=SUM([.B38:.Y38])" office:value-type="float" office:value="0" calcext:value-type="float">
            <text:p>0</text:p>
          </table:table-cell>
          <table:table-cell table:style-name="ce24" table:formula="of:=[.Z38]/[.Z44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5"/>
          <table:table-cell table:number-columns-repeated="24" table:style-name="ce31" office:value-type="float" office:value="0" calcext:value-type="float">
            <text:p>0</text:p>
          </table:table-cell>
          <table:table-cell table:style-name="ce20" table:formula="of:=SUM([.B39:.Y39])" office:value-type="float" office:value="0" calcext:value-type="float">
            <text:p>0</text:p>
          </table:table-cell>
          <table:table-cell table:style-name="ce24" table:formula="of:=[.Z39]/[.Z44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5"/>
          <table:table-cell table:number-columns-repeated="24" table:style-name="ce31" office:value-type="float" office:value="0" calcext:value-type="float">
            <text:p>0</text:p>
          </table:table-cell>
          <table:table-cell table:style-name="ce20" table:formula="of:=SUM([.B40:.Y40])" office:value-type="float" office:value="0" calcext:value-type="float">
            <text:p>0</text:p>
          </table:table-cell>
          <table:table-cell table:style-name="ce24" table:formula="of:=[.Z40]/[.Z44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5"/>
          <table:table-cell table:number-columns-repeated="24" table:style-name="ce31" office:value-type="float" office:value="0" calcext:value-type="float">
            <text:p>0</text:p>
          </table:table-cell>
          <table:table-cell table:style-name="ce20" table:formula="of:=SUM([.B41:.Y41])" office:value-type="float" office:value="0" calcext:value-type="float">
            <text:p>0</text:p>
          </table:table-cell>
          <table:table-cell table:style-name="ce24" table:formula="of:=[.Z41]/[.Z44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5"/>
          <table:table-cell table:number-columns-repeated="24" table:style-name="ce31" office:value-type="float" office:value="0" calcext:value-type="float">
            <text:p>0</text:p>
          </table:table-cell>
          <table:table-cell table:style-name="ce20" table:formula="of:=SUM([.B42:.Y42])" office:value-type="float" office:value="0" calcext:value-type="float">
            <text:p>0</text:p>
          </table:table-cell>
          <table:table-cell table:style-name="ce24" table:formula="of:=[.Z42]/[.Z44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6"/>
          <table:table-cell table:style-name="ce31" table:number-columns-repeated="24"/>
          <table:table-cell table:style-name="ce20"/>
          <table:table-cell table:style-name="ce24"/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style-name="ce7" office:value-type="string" calcext:value-type="string">
            <text:p>somme</text:p>
          </table:table-cell>
          <table:table-cell table:style-name="ce21" table:formula="of:=SUM([.B38:.B42])" office:value-type="float" office:value="0" calcext:value-type="float">
            <text:p>0</text:p>
          </table:table-cell>
          <table:table-cell table:style-name="ce21" table:formula="of:=SUM([.C38:.C42])" office:value-type="float" office:value="0" calcext:value-type="float">
            <text:p>0</text:p>
          </table:table-cell>
          <table:table-cell table:style-name="ce21" table:formula="of:=SUM([.D38:.D42])" office:value-type="float" office:value="0" calcext:value-type="float">
            <text:p>0</text:p>
          </table:table-cell>
          <table:table-cell table:style-name="ce21" table:formula="of:=SUM([.E38:.E42])" office:value-type="float" office:value="0" calcext:value-type="float">
            <text:p>0</text:p>
          </table:table-cell>
          <table:table-cell table:style-name="ce21" table:formula="of:=SUM([.F38:.F42])" office:value-type="float" office:value="0" calcext:value-type="float">
            <text:p>0</text:p>
          </table:table-cell>
          <table:table-cell table:style-name="ce21" table:formula="of:=SUM([.G38:.G42])" office:value-type="float" office:value="0" calcext:value-type="float">
            <text:p>0</text:p>
          </table:table-cell>
          <table:table-cell table:style-name="ce21" table:formula="of:=SUM([.H38:.H42])" office:value-type="float" office:value="0" calcext:value-type="float">
            <text:p>0</text:p>
          </table:table-cell>
          <table:table-cell table:style-name="ce21" table:formula="of:=SUM([.I38:.I42])" office:value-type="float" office:value="0" calcext:value-type="float">
            <text:p>0</text:p>
          </table:table-cell>
          <table:table-cell table:style-name="ce21" table:formula="of:=SUM([.J38:.J42])" office:value-type="float" office:value="0" calcext:value-type="float">
            <text:p>0</text:p>
          </table:table-cell>
          <table:table-cell table:style-name="ce21" table:formula="of:=SUM([.K38:.K42])" office:value-type="float" office:value="0" calcext:value-type="float">
            <text:p>0</text:p>
          </table:table-cell>
          <table:table-cell table:style-name="ce21" table:formula="of:=SUM([.L38:.L42])" office:value-type="float" office:value="0" calcext:value-type="float">
            <text:p>0</text:p>
          </table:table-cell>
          <table:table-cell table:style-name="ce21" table:formula="of:=SUM([.M38:.M42])" office:value-type="float" office:value="0" calcext:value-type="float">
            <text:p>0</text:p>
          </table:table-cell>
          <table:table-cell table:style-name="ce21" table:formula="of:=SUM([.N38:.N42])" office:value-type="float" office:value="0" calcext:value-type="float">
            <text:p>0</text:p>
          </table:table-cell>
          <table:table-cell table:style-name="ce21" table:formula="of:=SUM([.O38:.O42])" office:value-type="float" office:value="0" calcext:value-type="float">
            <text:p>0</text:p>
          </table:table-cell>
          <table:table-cell table:style-name="ce21" table:formula="of:=SUM([.P38:.P42])" office:value-type="float" office:value="0" calcext:value-type="float">
            <text:p>0</text:p>
          </table:table-cell>
          <table:table-cell table:style-name="ce21" table:formula="of:=SUM([.Q38:.Q42])" office:value-type="float" office:value="0" calcext:value-type="float">
            <text:p>0</text:p>
          </table:table-cell>
          <table:table-cell table:style-name="ce21" table:formula="of:=SUM([.R38:.R42])" office:value-type="float" office:value="0" calcext:value-type="float">
            <text:p>0</text:p>
          </table:table-cell>
          <table:table-cell table:style-name="ce21" table:formula="of:=SUM([.S38:.S42])" office:value-type="float" office:value="0" calcext:value-type="float">
            <text:p>0</text:p>
          </table:table-cell>
          <table:table-cell table:style-name="ce21" table:formula="of:=SUM([.T38:.T42])" office:value-type="float" office:value="0" calcext:value-type="float">
            <text:p>0</text:p>
          </table:table-cell>
          <table:table-cell table:style-name="ce21" table:formula="of:=SUM([.U38:.U42])" office:value-type="float" office:value="0" calcext:value-type="float">
            <text:p>0</text:p>
          </table:table-cell>
          <table:table-cell table:style-name="ce21" table:formula="of:=SUM([.V38:.V42])" office:value-type="float" office:value="0" calcext:value-type="float">
            <text:p>0</text:p>
          </table:table-cell>
          <table:table-cell table:style-name="ce21" table:formula="of:=SUM([.W38:.W42])" office:value-type="float" office:value="0" calcext:value-type="float">
            <text:p>0</text:p>
          </table:table-cell>
          <table:table-cell table:style-name="ce21" table:formula="of:=SUM([.X38:.X42])" office:value-type="float" office:value="0" calcext:value-type="float">
            <text:p>0</text:p>
          </table:table-cell>
          <table:table-cell table:style-name="ce21" table:formula="of:=SUM([.Y38:.Y42])" office:value-type="float" office:value="0" calcext:value-type="float">
            <text:p>0</text:p>
          </table:table-cell>
          <table:table-cell table:style-name="ce21" table:formula="of:=SUM([.Z38:.Z42])" office:value-type="float" office:value="0" calcext:value-type="float">
            <text:p>0</text:p>
          </table:table-cell>
          <table:table-cell table:style-name="ce25" table:formula="of:=[.Z44]/[.Z44]" office:value-type="string" office:string-value="" calcext:value-type="error">
            <text:p>#DIV/0!</text:p>
          </table:table-cell>
          <table:table-cell table:number-columns-repeated="5"/>
          <table:table-cell table:style-name="Default" table:number-columns-repeated="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27" office:value-type="string" calcext:value-type="string">
            <text:p>Option A: Statistique de fréquentation 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(1 janvier 2023)</text:p>
          </table:table-cell>
          <table:table-cell table:number-columns-repeated="1023"/>
        </table:table-row>
        <table:table-row table:style-name="ro1">
          <table:table-cell table:style-name="ce27" table:formula="of:=[.A48]&amp;[.A49]" office:value-type="string" office:string-value="Option A: Statistique de fréquentation (1 janvier 2023)" calcext:value-type="string">
            <text:p>Option A: Statistique de fréquentation (1 janvier 2023)</text:p>
          </table:table-cell>
          <table:table-cell table:number-columns-repeated="1023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3">
      <number:month number:textual="true"/>
      <number:text> </number:text>
      <number:year/>
    </number:date-style>
    <number:number-style style:name="N134">
      <number:number number:decimal-places="1" number:min-decimal-places="1" number:min-integer-digits="1"/>
    </number:number-style>
    <number:number-style style:name="N135">
      <number:number number:decimal-places="3" number:min-decimal-places="3" number:min-integer-digits="1"/>
    </number:number-style>
    <number:percentage-style style:name="N136">
      <number:number number:decimal-places="1" number:min-decimal-places="1" number:min-integer-digits="1"/>
      <number:text>%</number:text>
    </number:percentage-style>
    <number:percentage-style style:name="N137">
      <number:number number:decimal-places="0" number:min-decimal-places="0" number:min-integer-digits="1"/>
      <number:text> %</number:text>
    </number:percentage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PageStyle_5f_fréquentation_20__28_A_29__20_détail" style:display-name="PageStyle_fréquentation (A) détail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Syoen</meta:initial-creator>
    <meta:creation-date>2016-09-07T14:04:50</meta:creation-date>
    <dc:date>2023-03-05T18:46:44.367452180</dc:date>
    <meta:editing-cycles>52</meta:editing-cycles>
    <meta:editing-duration>PT9H17M43S</meta:editing-duration>
    <meta:generator>LibreOffice/7.5.1.2$MacOSX_X86_64 LibreOffice_project/fcbaee479e84c6cd81291587d2ee68cba099e129</meta:generator>
    <meta:document-statistic meta:table-count="1" meta:cell-count="188" meta:object-count="2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Arial" fo:font-size="8.44999980926514pt" fo:font-weight="bold" style:font-size-asian="8.44999980926514pt" style:font-weight-asian="bold" style:font-family-complex="Arial" style:font-size-complex="8.44999980926514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10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8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3" style:family="chart">
      <style:graphic-properties draw:stroke="solid" svg:stroke-width="0.035cm" svg:stroke-color="#808080" draw:fill="solid" draw:fill-color="#ffffff"/>
    </style:style>
    <style:style style:name="ch14" style:family="chart">
      <style:graphic-properties draw:fill-color="#d9d9d9"/>
    </style:style>
  </office:automatic-styles>
  <office:body>
    <office:chart>
      <chart:chart svg:width="29.864cm" svg:height="18.647cm" xlink:href=".." xlink:type="simple" chart:class="chart:bar" chart:style-name="ch1">
        <chart:legend chart:legend-position="end" svg:x="1.855cm" svg:y="17.431cm" style:legend-expansion="custom" svg:width="26.957cm" svg:height="0.853cm" style:legend-expansion-aspect-ratio="31.6025791324736" chart:style-name="ch2"/>
        <chart:plot-area chart:style-name="ch3" table:cell-range-address="'fréquentation (A) détail'.B37:'fréquentation (A) détail'.Y42 'fréquentation (A) détail'.A38:'fréquentation (A) détail'.A42" chart:data-source-has-labels="both" svg:x="1.738cm" svg:y="1.729cm" svg:width="25.906cm" svg:height="15.131cm">
          <chart:coordinate-region svg:x="2.386cm" svg:y="1.889cm" svg:width="25.258cm" svg:height="14.403cm"/>
          <chart:axis chart:dimension="x" chart:name="primary-x" chart:style-name="ch4" chartooo:axis-type="text">
            <chart:title svg:x="14.335cm" svg:y="16.91cm" chart:style-name="ch5">
              <text:p>Date</text:p>
            </chart:title>
            <chart:categories table:cell-range-address="'fréquentation (A) détail'.B37:'fréquentation (A) détail'.Y37"/>
          </chart:axis>
          <chart:axis chart:dimension="y" chart:name="primary-y" chart:style-name="ch6">
            <chart:title svg:x="0.653cm" svg:y="9.835cm" chart:style-name="ch7">
              <text:p>Clients</text:p>
            </chart:title>
            <chart:grid chart:class="major"/>
          </chart:axis>
          <chart:series chart:style-name="ch8" chart:values-cell-range-address="'fréquentation (A) détail'.B38:'fréquentation (A) détail'.Y38" chart:label-cell-address="'fréquentation (A) détail'.A38:'fréquentation (A) détail'.A38" chart:class="chart:bar">
            <chart:data-point chart:repeated="24"/>
          </chart:series>
          <chart:series chart:style-name="ch9" chart:values-cell-range-address="'fréquentation (A) détail'.B39:'fréquentation (A) détail'.Y39" chart:label-cell-address="'fréquentation (A) détail'.A39:'fréquentation (A) détail'.A39" chart:class="chart:bar">
            <chart:data-point chart:repeated="24"/>
          </chart:series>
          <chart:series chart:style-name="ch10" chart:values-cell-range-address="'fréquentation (A) détail'.B40:'fréquentation (A) détail'.Y40" chart:label-cell-address="'fréquentation (A) détail'.A40:'fréquentation (A) détail'.A40" chart:class="chart:bar">
            <chart:data-point chart:repeated="24"/>
          </chart:series>
          <chart:series chart:style-name="ch11" chart:values-cell-range-address="'fréquentation (A) détail'.B41:'fréquentation (A) détail'.Y41" chart:label-cell-address="'fréquentation (A) détail'.A41:'fréquentation (A) détail'.A41" chart:class="chart:bar">
            <chart:data-point chart:repeated="24"/>
          </chart:series>
          <chart:series chart:style-name="ch12" chart:values-cell-range-address="'fréquentation (A) détail'.B42:'fréquentation (A) détail'.Y42" chart:label-cell-address="'fréquentation (A) détail'.A42:'fréquentation (A) détail'.A42" chart:class="chart:bar">
            <chart:data-point chart:repeated="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:00</text:p>
                <draw:g>
                  <svg:desc>'fréquentation (A) détail'.B37:'fréquentation (A) détail'.Y37</svg:desc>
                </draw:g>
              </table:table-cell>
              <table:table-cell office:value-type="string">
                <text:p>02:00</text:p>
              </table:table-cell>
              <table:table-cell office:value-type="string">
                <text:p>03:00</text:p>
              </table:table-cell>
              <table:table-cell office:value-type="string">
                <text:p>04:00</text:p>
              </table:table-cell>
              <table:table-cell office:value-type="string">
                <text:p>05:00</text:p>
              </table:table-cell>
              <table:table-cell office:value-type="string">
                <text:p>06:00</text:p>
              </table:table-cell>
              <table:table-cell office:value-type="string">
                <text:p>07:00</text:p>
              </table:table-cell>
              <table:table-cell office:value-type="string">
                <text:p>08:00</text:p>
              </table:table-cell>
              <table:table-cell office:value-type="string">
                <text:p>09:00</text:p>
              </table:table-cell>
              <table:table-cell office:value-type="string">
                <text:p>10:00</text:p>
              </table:table-cell>
              <table:table-cell office:value-type="string">
                <text:p>11:00</text:p>
              </table:table-cell>
              <table:table-cell office:value-type="string">
                <text:p>12:00</text:p>
              </table:table-cell>
              <table:table-cell office:value-type="string">
                <text:p>13:00</text:p>
              </table:table-cell>
              <table:table-cell office:value-type="string">
                <text:p>14:00</text:p>
              </table:table-cell>
              <table:table-cell office:value-type="string">
                <text:p>15:00</text:p>
              </table:table-cell>
              <table:table-cell office:value-type="string">
                <text:p>16:00</text:p>
              </table:table-cell>
              <table:table-cell office:value-type="string">
                <text:p>17:00</text:p>
              </table:table-cell>
              <table:table-cell office:value-type="string">
                <text:p>18:00</text:p>
              </table:table-cell>
              <table:table-cell office:value-type="string">
                <text:p>19:00</text:p>
              </table:table-cell>
              <table:table-cell office:value-type="string">
                <text:p>20:00</text:p>
              </table:table-cell>
              <table:table-cell office:value-type="string">
                <text:p>21:00</text:p>
              </table:table-cell>
              <table:table-cell office:value-type="string">
                <text:p>22:00</text:p>
              </table:table-cell>
              <table:table-cell office:value-type="string">
                <text:p>23:00</text:p>
              </table:table-cell>
              <table:table-cell office:value-type="string">
                <text:p>24:00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réquentation (A) détail'.A38:'fréquentation (A) détail'.A38</svg:desc>
                </draw:g>
              </table:table-cell>
              <table:table-cell office:value-type="float" office:value="0">
                <text:p>0</text:p>
                <draw:g>
                  <svg:desc>'fréquentation (A) détail'.B38:'fréquentation (A) détail'.Y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39:'fréquentation (A) détail'.A39</svg:desc>
                </draw:g>
              </table:table-cell>
              <table:table-cell office:value-type="float" office:value="0">
                <text:p>0</text:p>
                <draw:g>
                  <svg:desc>'fréquentation (A) détail'.B39:'fréquentation (A) détail'.Y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0:'fréquentation (A) détail'.A40</svg:desc>
                </draw:g>
              </table:table-cell>
              <table:table-cell office:value-type="float" office:value="0">
                <text:p>0</text:p>
                <draw:g>
                  <svg:desc>'fréquentation (A) détail'.B40:'fréquentation (A) détail'.Y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1:'fréquentation (A) détail'.A41</svg:desc>
                </draw:g>
              </table:table-cell>
              <table:table-cell office:value-type="float" office:value="0">
                <text:p>0</text:p>
                <draw:g>
                  <svg:desc>'fréquentation (A) détail'.B41:'fréquentation (A) détail'.Y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'fréquentation (A) détail'.A42:'fréquentation (A) détail'.A42</svg:desc>
                </draw:g>
              </table:table-cell>
              <table:table-cell office:value-type="float" office:value="0">
                <text:p>0</text:p>
                <draw:g>
                  <svg:desc>'fréquentation (A) détail'.B42:'fréquentation (A) détail'.Y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MacOS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